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274.2pt"/>
    </style:style>
    <style:style style:name="co6" style:family="table-column">
      <style:table-column-properties fo:break-before="auto" style:column-width="167.61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190.49pt"/>
    </style:style>
    <style:style style:name="co9" style:family="table-column">
      <style:table-column-properties fo:break-before="auto" style:column-width="56.86pt"/>
    </style:style>
    <style:style style:name="co10" style:family="table-column">
      <style:table-column-properties fo:break-before="auto" style:column-width="138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4" style:family="table-cell" style:parent-style-name="Default" style:data-style-name="N100">
      <style:table-cell-properties style:rotation-angle="9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0000"/>
    </style:style>
    <style:style style:name="ce27" style:family="table-cell" style:parent-style-name="Default" style:data-style-name="N100">
      <style:text-properties fo:color="#ff6600"/>
    </style:style>
    <style:style style:name="ce28" style:family="table-cell" style:parent-style-name="Default" style:data-style-name="N100">
      <style:table-cell-properties fo:background-color="#eeeeee" style:vertical-align="top"/>
    </style:style>
    <style:style style:name="ce29" style:family="table-cell" style:parent-style-name="Default" style:data-style-name="N100">
      <style:table-cell-properties style:vertical-align="top"/>
      <style:text-properties fo:color="#ff0000"/>
    </style:style>
    <style:style style:name="ce30" style:family="table-cell" style:parent-style-name="Default" style:data-style-name="N100">
      <style:text-properties style:use-window-font-color="true"/>
    </style:style>
    <style:style style:name="ce31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background-color="#eeeeee"/>
      <style:text-properties fo:color="#ff0000"/>
    </style:style>
    <style:style style:name="ce33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00">
      <style:table-cell-properties fo:background-color="transparent"/>
      <style:text-properties fo:color="#ff0000"/>
    </style:style>
    <style:style style:name="ce41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999999"/>
    </style:style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/>
    </style:style>
    <style:style style:name="T13" style:family="text">
      <style:text-properties style:font-name-asian="Droid Sans Fallback" fo:color="#999999" fo:font-style="italic" style:font-style-asian="italic" style:font-style-complex="italic"/>
    </style:style>
    <style:style style:name="T14" style:family="text">
      <style:text-properties fo:color="#999999" fo:font-style="normal" style:font-name-asian="Droid Sans Fallback" style:font-style-asian="normal" style:font-style-complex="normal"/>
    </style:style>
    <style:style style:name="T15" style:family="text">
      <style:text-properties fo:color="#999999" style:font-name-asian="Droid Sans Fallback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08" table:default-cell-style-name="ce4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unix_line_end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25"/>
          <table:table-cell table:style-name="ce32" table:number-columns-repeated="2"/>
          <table:table-cell table:style-name="ce9"/>
          <table:table-cell table:style-name="ce3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3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4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3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ag_name_match</text:p>
          </table:table-cell>
          <table:table-cell table:style-name="ce8" table:number-columns-repeated="4"/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3"/>
          <table:table-cell table:style-name="ce41" office:value-type="string" calcext:value-type="string">
            <text:p>tag-name-match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5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<text:span text:style-name="T6">(opposite)</text:span> bos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ce3" office:value-type="string" calcext:value-type="string">
            <text:p>no_debugger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<text:span text:style-name="T6">(opposite)</text:span> debug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</text:span> iterator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<text:span text:style-name="T4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comma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funcscop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4">(opposite)</text:span> loopfun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break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5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asi + <text:span text:style-name="T4">(opposite)</text:span> lastsemi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validthi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alt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src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label-req-for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tag-name-lowercase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overqualified-elemen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star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underscore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zero-uni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vendor-prefix</text:p>
          </table:table-cell>
          <table:table-cell table:style-name="ce5" table:number-columns-repeated="1008"/>
        </table:table-row>
        <table:table-row table:style-name="ro2"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file_end_newline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3" office:value-type="string" calcext:value-type="string">
            <text:p>line_end_whitespace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2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office:value-type="string" calcext:value-type="string">
            <text:p><text:span text:style-name="T2">true</text:span><text:span text:style-name="T3">=2</text:span>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4">(ERR)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" office:value-type="string" calcext:value-type="string">
            <text:p>indent-style <text:span text:style-name="T5">: 'tabs', 'spaces', 'nonmixed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rrow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2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no_backtick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empty_param_list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implicit_brace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no_trailing_semicolon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trailing_semicolon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unnecessary_fat_arrow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prefer_english_operator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braces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6" office:value-type="string" calcext:value-type="string">
            <text:p>?</text:p>
          </table:table-cell>
          <table:table-cell table:style-name="ce23"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5">{spacing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amel_case_classes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5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colon_assignment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lon_assignment_spacing <text:span text:style-name="T5">{spacing.left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interpolation_in_single_quote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unnecessary_bracket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(opposite) sub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quote_consistency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7" office:value-type="string" calcext:value-type="string">
            <text:p>no_unnecessary_double_quotes</text:p>
          </table:table-cell>
          <table:table-cell table:style-name="ce37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space_operator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spacing_after_comma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6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4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5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5"/>
          <table:table-cell table:style-name="ce13"/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2"/>
          <table:table-cell table:style-name="ce5" table:number-columns-repeated="5"/>
          <table:table-cell table:style-name="ce40"/>
          <table:table-cell table:style-name="ce5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3" office:value-type="string" calcext:value-type="string">
            <text:p>max_line_length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3">=80 , INT&gt;0</text:span>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8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3" office:value-type="string" calcext:value-type="string">
            <text:p>no_plusplu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4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4">(opposite)</text:span> expr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/>
          <table:table-cell table:style-name="ce7" office:value-type="string" calcext:value-type="string">
            <text:p><text:span text:style-name="T4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0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6"/>
          <table:table-cell table:style-name="ce5" office:value-type="string" calcext:value-type="string">
            <text:p>cyclomatic_complexity</text:p>
          </table:table-cell>
          <table:table-cell table:style-name="ce35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6"/>
          <table:table-cell table:style-name="ce31" office:value-type="string" calcext:value-type="string">
            <text:p>max_line_length</text:p>
          </table:table-cell>
          <table:table-cell table:style-name="ce38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5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9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5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2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2" table:number-columns-repeated="6"/>
          <table:table-cell table:number-columns-repeated="1017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8:Sheet1.P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23:43:34.308687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7T01:50:15.301346533</dc:date>
    <meta:editing-duration>PT20H12M31S</meta:editing-duration>
    <meta:editing-cycles>147</meta:editing-cycles>
    <meta:generator>LibreOffice/4.4.0.3$Linux_X86_64 LibreOffice_project/40m0$Build-3</meta:generator>
    <meta:document-statistic meta:table-count="1" meta:cell-count="653" meta:object-count="0"/>
  </office:meta>
</office:document-meta>
</file>